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me.notesPreferenceChange( ValueChangeEvent v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ome.setNotesPreferen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me.getNotes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me.getNotesPreferenc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me.on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ome.getFac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